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464</text:p>
          </table:table-cell>
          <table:table-cell table:style-name="ce1" office:value-type="string">
            <text:p>こどもちゃれんじ・はじめてのワーク</text:p>
            <text:p>今回の課題は影に合うシールを探して当てはめる問題でした。イチゴやハンバーグの影にそれぞれのシールを貼ってお弁当を完成させていきます。</text:p>
          </table:table-cell>
          <table:table-cell table:style-name="ce1" office:value-type="string">
            <text:p>将棋タウン「将棋幼稚園」棋譜の読み方・書き方</text:p>
            <text:p>応用編</text:p>
          </table:table-cell>
          <table:table-cell table:style-name="ce1" office:value-type="string">
            <text:p>サイト「将棋ルール．ｃｏｍ」</text:p>
            <text:p>対局の大まかな流れを見ていきます。まずは盤上に１枚１枚駒を並べていく。並べ方や並べる順序は既にこのコンテンツでは学習済みですね。</text:p>
          </table:table-cell>
          <table:table-cell table:style-name="ce1" office:value-type="string">
            <text:p>練習局面課題演習　激指６　標準　４級　１周目　第１問</text:p>
            <text:p>０．０００５３％　－４０５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465</text:p>
          </table:table-cell>
          <table:table-cell table:style-name="ce1" office:value-type="string">
            <text:p>こどもちゃれんじ・はじめてのワーク</text:p>
            <text:p>動物シルエットクイズ。結構難しかった。選ぶ問題なので簡単ですが、影を見ただけでは何の動物か分かりませんでした。影の形に合うシールを貼る問題でしたー。</text:p>
          </table:table-cell>
          <table:table-cell table:style-name="ce1" office:value-type="string">
            <text:p>将棋タウン「将棋幼稚園」棋譜の読み方・書き方</text:p>
            <text:p>詰将棋編</text:p>
          </table:table-cell>
          <table:table-cell table:style-name="ce1" office:value-type="string">
            <text:p>サイト「将棋ルール．ｃｏｍ」</text:p>
            <text:p>駒を並べ終わったら先手・後手を決める。振り駒で決めるのが正式。こちらに関しては追って学習していきます。</text:p>
          </table:table-cell>
          <table:table-cell table:style-name="ce1" office:value-type="string">
            <text:p>練習局面課題演習　激指定跡道場１　標準　４級　１周目　第１問</text:p>
            <text:p>０．０００５３％　－４０５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4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3"/>
          <table:table-cell/>
          <table:table-cell table:style-name="ce1" table:number-columns-repeated="20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154">
          <table:table-cell table:style-name="ce1" table:number-columns-repeated="24"/>
          <table:table-cell table:number-columns-repeated="1000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2">2022/06/02</text:date>, <text:time>00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4H13M47S</meta:editing-duration>
    <meta:editing-cycles>153</meta:editing-cycles>
    <meta:generator>OpenOffice/4.1.6$Win32 OpenOffice.org_project/416m1$Build-9790</meta:generator>
    <dc:date>2022-06-02T00:16:19.64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